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93cm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4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4.1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9.8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2.358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2.813cm"/>
    </style:style>
    <style:style style:name="gr9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05cm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1cm" svg:height="2.443cm" svg:x="8.7cm" svg:y="0.157cm">
          <draw:text-box>
            <text:p><text:span text:style-name="T1">Wave generation schematic</text:span></text:p>
          </draw:text-box>
        </draw:frame>
        <draw:custom-shape draw:style-name="gr2" draw:text-style-name="P2" xml:id="id2" draw:id="id2" draw:layer="layout" svg:width="4.5cm" svg:height="2.9cm" svg:x="3.2cm" svg:y="6.7cm">
          <text:p text:style-name="P2">Square wave</text:p>
          <text:p text:style-name="P2">generation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6cm" svg:height="2.9cm" svg:x="9.4cm" svg:y="6.7cm">
          <text:p text:style-name="P2">Triangular wave</text:p>
          <text:p text:style-name="P2">generation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5cm" svg:height="2.9cm" svg:x="0.7cm" svg:y="11.2cm">
          <text:p text:style-name="P2">Sin wave</text:p>
          <text:p text:style-name="P2">Generation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6cm" svg:height="2.9cm" svg:x="11.9cm" svg:y="11.2cm">
          <text:p text:style-name="P2">Pulsed </text:p>
          <text:p text:style-name="P2">triangular wave</text:p>
          <text:p text:style-name="P2">Generation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0.3cm" svg:height="1.1cm" svg:x="3.4cm" svg:y="3.8cm">
          <text:p text:style-name="P2">Parameters prese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1cm" svg:x1="8.55cm" svg:y1="4.9cm" svg:x2="5.45cm" svg:y2="6.7cm" draw:start-shape="id1" draw:start-glue-point="2" draw:end-shape="id2" draw:end-glue-point="0" svg:d="M8550 4900v1000h-3100v800" svg:viewBox="0 0 3101 1801">
          <text:p/>
        </draw:connector>
        <draw:connector draw:style-name="gr5" draw:text-style-name="P3" draw:layer="layout" draw:line-skew="0.1cm" svg:x1="8.55cm" svg:y1="4.9cm" svg:x2="11.7cm" svg:y2="6.7cm" draw:start-shape="id1" draw:start-glue-point="2" draw:end-shape="id3" svg:d="M8550 4900v1000h3150v800" svg:viewBox="0 0 3151 1801">
          <text:p/>
        </draw:connector>
        <draw:connector draw:style-name="gr5" draw:text-style-name="P3" draw:layer="layout" draw:line-skew="2.35cm" svg:x1="8.55cm" svg:y1="4.9cm" svg:x2="2.95cm" svg:y2="11.2cm" draw:start-shape="id1" draw:start-glue-point="2" draw:end-shape="id4" draw:end-glue-point="0" svg:d="M8550 4900v5500h-5600v800" svg:viewBox="0 0 5601 6301">
          <text:p/>
        </draw:connector>
        <draw:connector draw:style-name="gr5" draw:text-style-name="P3" draw:layer="layout" draw:line-skew="2.35cm" svg:x1="8.55cm" svg:y1="4.9cm" svg:x2="14.2cm" svg:y2="11.2cm" draw:start-shape="id1" draw:start-glue-point="2" draw:end-shape="id5" draw:end-glue-point="0" svg:d="M8550 4900v5500h5650v800" svg:viewBox="0 0 5651 6301">
          <text:p/>
        </draw:connector>
        <draw:connector draw:style-name="gr5" draw:text-style-name="P3" draw:layer="layout" svg:x1="2.95cm" svg:y1="14.1cm" svg:x2="8.086cm" svg:y2="16.427cm" draw:start-shape="id4" draw:start-glue-point="2" svg:d="M2950 14100v1414h5136v913" svg:viewBox="0 0 5137 2328">
          <text:p/>
        </draw:connector>
        <draw:connector draw:style-name="gr5" draw:text-style-name="P3" draw:layer="layout" svg:x1="14.2cm" svg:y1="14.1cm" svg:x2="9.174cm" svg:y2="16.452cm" draw:start-shape="id5" draw:start-glue-point="2" svg:d="M14200 14100v1427h-5026v925" svg:viewBox="0 0 5027 2353">
          <text:p/>
        </draw:connector>
        <draw:connector draw:style-name="gr5" draw:text-style-name="P3" draw:layer="layout" svg:x1="11.7cm" svg:y1="9.6cm" svg:x2="10.163cm" svg:y2="16.452cm" draw:start-shape="id3" draw:start-glue-point="2" svg:d="M11700 9600v3677h-1537v3175" svg:viewBox="0 0 1538 6853">
          <text:p/>
        </draw:connector>
        <draw:connector draw:style-name="gr5" draw:text-style-name="P3" draw:layer="layout" svg:x1="5.45cm" svg:y1="9.6cm" svg:x2="6.949cm" svg:y2="16.402cm" draw:start-shape="id2" draw:start-glue-point="2" svg:d="M5450 9600v3652h1499v3150" svg:viewBox="0 0 1500 6803">
          <text:p/>
        </draw:connector>
        <draw:custom-shape draw:style-name="gr6" draw:text-style-name="P2" xml:id="id6" draw:id="id6" draw:layer="layout" svg:width="5.1cm" svg:height="1cm" svg:x="5.901cm" svg:y="1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4" draw:layer="layout" svg:width="2.4cm" svg:height="0.8cm" svg:x="3cm" svg:y="14.8cm">
          <draw:text-box>
            <text:p><text:span text:style-name="T2">16 bits</text:span></text:p>
          </draw:text-box>
        </draw:frame>
        <draw:frame draw:style-name="gr7" draw:text-style-name="P4" draw:layer="layout" svg:width="2.4cm" svg:height="0.8cm" svg:x="12.4cm" svg:y="14.8cm">
          <draw:text-box>
            <text:p><text:span text:style-name="T2">16 bits</text:span></text:p>
          </draw:text-box>
        </draw:frame>
        <draw:frame draw:style-name="gr7" draw:text-style-name="P4" draw:layer="layout" svg:width="2.4cm" svg:height="0.8cm" svg:x="9.6cm" svg:y="12.5cm">
          <draw:text-box>
            <text:p><text:span text:style-name="T2">16 bits</text:span></text:p>
          </draw:text-box>
        </draw:frame>
        <draw:frame draw:style-name="gr7" draw:text-style-name="P4" draw:layer="layout" svg:width="2.4cm" svg:height="0.8cm" svg:x="5.8cm" svg:y="12.5cm">
          <draw:text-box>
            <text:p><text:span text:style-name="T2">16 bits</text:span></text:p>
          </draw:text-box>
        </draw:frame>
        <draw:connector draw:style-name="gr5" draw:text-style-name="P3" draw:layer="layout" svg:x1="8.451cm" svg:y1="17.4cm" svg:x2="8.449cm" svg:y2="19.1cm" draw:start-shape="id6" draw:start-glue-point="5" draw:end-shape="id7" draw:end-glue-point="0" svg:d="M8451 17400v851h-2v849" svg:viewBox="0 0 3 1701">
          <text:p/>
        </draw:connector>
        <draw:frame draw:style-name="gr8" draw:text-style-name="P5" xml:id="id7" draw:id="id7" draw:layer="layout" svg:width="5.95cm" svg:height="3.063cm" svg:x="5.474cm" svg:y="19.1cm">
          <draw:text-box>
            <text:p text:style-name="P2">Generated wave (DAC input)</text:p>
          </draw:text-box>
        </draw:frame>
        <draw:frame draw:style-name="gr7" draw:text-style-name="P4" draw:layer="layout" svg:width="2.4cm" svg:height="0.8cm" svg:x="8.7cm" svg:y="17.8cm">
          <draw:text-box>
            <text:p><text:span text:style-name="T2">16 bits</text:span></text:p>
          </draw:text-box>
        </draw:frame>
        <draw:custom-shape draw:style-name="gr9" draw:text-style-name="P2" xml:id="id8" draw:id="id8" draw:layer="layout" svg:width="6.4cm" svg:height="5.9cm" svg:x="21.8cm" svg:y="2.9cm">
          <text:p text:style-name="P2">FSM wave </text:p>
          <text:p text:style-name="P2">control modul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6cm" svg:y1="2.9cm" svg:x2="8.6cm" svg:y2="3.8cm">
          <text:p/>
        </draw:line>
        <draw:frame draw:style-name="gr11" draw:text-style-name="P5" draw:layer="layout" svg:width="3.8cm" svg:height="1.657cm" svg:x="6.8cm" svg:y="2.043cm">
          <draw:text-box>
            <text:p>Parameters</text:p>
          </draw:text-box>
        </draw:frame>
        <draw:connector draw:style-name="gr10" draw:text-style-name="P3" draw:layer="layout" svg:x1="21.8cm" svg:y1="5.85cm" svg:x2="13.7cm" svg:y2="4.35cm" draw:start-shape="id8" draw:start-glue-point="3" draw:end-shape="id1" draw:end-glue-point="1" svg:d="M21800 5850h-4050v-1500h-4050" svg:viewBox="0 0 8101 1501">
          <text:p/>
        </draw:connector>
        <draw:connector draw:style-name="gr10" draw:text-style-name="P3" draw:layer="layout" svg:x1="25cm" svg:y1="8.8cm" svg:x2="14cm" svg:y2="8.15cm" draw:start-shape="id8" draw:start-glue-point="2" draw:end-shape="id3" draw:end-glue-point="1" svg:d="M25000 8800v501h-7100v-1151h-3900" svg:viewBox="0 0 11001 1152">
          <text:p/>
        </draw:connector>
        <draw:connector draw:style-name="gr10" draw:text-style-name="P3" draw:layer="layout" svg:x1="25cm" svg:y1="8.8cm" svg:x2="16.5cm" svg:y2="12.65cm" draw:start-shape="id8" draw:start-glue-point="2" draw:end-shape="id5" draw:end-glue-point="1" svg:d="M25000 8800v3850h-8500" svg:viewBox="0 0 8501 3851">
          <text:p/>
        </draw:connector>
        <draw:connector draw:style-name="gr10" draw:text-style-name="P3" draw:layer="layout" draw:line-skew="0.699cm -5.75cm" svg:x1="25cm" svg:y1="8.8cm" svg:x2="7.7cm" svg:y2="8.15cm" draw:start-shape="id8" draw:start-glue-point="2" draw:end-shape="id2" draw:end-glue-point="1" svg:d="M25000 8800v1200h-16000v-1850h-1300" svg:viewBox="0 0 17301 1851">
          <text:p/>
        </draw:connector>
        <draw:connector draw:style-name="gr10" draw:text-style-name="P3" draw:layer="layout" draw:line-skew="0cm 0.001cm" svg:x1="25cm" svg:y1="8.8cm" svg:x2="0.7cm" svg:y2="12.65cm" draw:start-shape="id8" draw:start-glue-point="2" draw:end-shape="id4" draw:end-glue-point="3" svg:d="M25000 8800v1200h-24800v2650h500" svg:viewBox="0 0 24801 3851">
          <text:p/>
        </draw:connector>
        <draw:line draw:style-name="gr10" draw:text-style-name="P3" draw:layer="layout" svg:x1="22.8cm" svg:y1="2.2cm" svg:x2="22.8cm" svg:y2="2.9cm">
          <text:p/>
        </draw:line>
        <draw:frame draw:style-name="gr11" draw:text-style-name="P5" draw:layer="layout" svg:width="2cm" svg:height="1.657cm" svg:x="21.9cm" svg:y="1.377cm">
          <draw:text-box>
            <text:p>Start</text:p>
          </draw:text-box>
        </draw:frame>
        <draw:line draw:style-name="gr10" draw:text-style-name="P3" draw:layer="layout" svg:x1="26.2cm" svg:y1="2.2cm" svg:x2="26.2cm" svg:y2="2.9cm">
          <text:p/>
        </draw:line>
        <draw:frame draw:style-name="gr11" draw:text-style-name="P6" draw:layer="layout" svg:width="4.7cm" svg:height="1.657cm" svg:x="24cm" svg:y="0.6cm">
          <draw:text-box>
            <text:p text:style-name="P2">DAC transfer finished</text:p>
          </draw:text-box>
        </draw:frame>
        <draw:frame draw:style-name="gr12" draw:text-style-name="P5" xml:id="id9" draw:id="id9" draw:layer="layout" svg:width="4.6cm" svg:height="1cm" svg:x="14.2cm" svg:y="16.4cm">
          <draw:text-box>
            <text:p>Wave choice</text:p>
          </draw:text-box>
        </draw:frame>
        <draw:connector draw:style-name="gr5" draw:text-style-name="P3" draw:layer="layout" svg:x1="14.2cm" svg:y1="16.9cm" svg:x2="11.001cm" svg:y2="16.9cm" draw:start-shape="id9" draw:start-glue-point="3" draw:end-shape="id6" svg:d="M14200 16900h-3199" svg:viewBox="0 0 3200 1">
          <text:p/>
        </draw:connector>
        <draw:frame draw:style-name="gr7" draw:text-style-name="P4" draw:layer="layout" svg:width="2.4cm" svg:height="0.8cm" svg:x="11.9cm" svg:y="16.1cm">
          <draw:text-box>
            <text:p><text:span text:style-name="T2">3 bits</text:span></text:p>
          </draw:text-box>
        </draw:frame>
        <draw:frame draw:style-name="gr13" draw:text-style-name="P5" xml:id="id10" draw:id="id10" draw:layer="layout" svg:width="7.3cm" svg:height="1.1cm" svg:x="20.6cm" svg:y="17.9cm">
          <draw:text-box>
            <text:p text:style-name="P2">Start DAC transfer</text:p>
          </draw:text-box>
        </draw:frame>
        <draw:connector draw:style-name="gr10" draw:text-style-name="P3" draw:layer="layout" draw:line-skew="0cm 0.549cm" svg:x1="28.2cm" svg:y1="5.85cm" svg:x2="24.25cm" svg:y2="17.9cm" draw:start-shape="id8" draw:start-glue-point="1" draw:end-shape="id10" draw:end-glue-point="0" svg:d="M28200 5850h501v8050h-4451v4000" svg:viewBox="0 0 4452 12051">
          <text:p/>
        </draw:connector>
        <draw:custom-shape draw:style-name="gr14" draw:text-style-name="P7" draw:layer="layout" svg:width="0.2cm" svg:height="0.2cm" svg:x="8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8.9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24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24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2.1cm" svg:height="0.683cm" svg:x="18.5cm" svg:y="5.2cm">
          <draw:text-box>
            <text:p text:style-name="P8"><text:span text:style-name="T3">enable</text:span></text:p>
          </draw:text-box>
        </draw:frame>
        <draw:frame draw:style-name="gr15" draw:text-style-name="P9" draw:layer="layout" svg:width="2.1cm" svg:height="0.683cm" svg:x="18.5cm" svg:y="8.617cm">
          <draw:text-box>
            <text:p text:style-name="P8"><text:span text:style-name="T3">start</text:span></text:p>
          </draw:text-box>
        </draw:frame>
        <draw:frame draw:style-name="gr15" draw:text-style-name="P9" draw:layer="layout" svg:width="2.1cm" svg:height="0.683cm" svg:x="18.4cm" svg:y="10cm">
          <draw:text-box>
            <text:p text:style-name="P8"><text:span text:style-name="T3">start</text:span></text:p>
          </draw:text-box>
        </draw:frame>
        <draw:frame draw:style-name="gr15" draw:text-style-name="P9" draw:layer="layout" svg:width="2.1cm" svg:height="0.683cm" svg:x="18.4cm" svg:y="11.917cm">
          <draw:text-box>
            <text:p text:style-name="P8"><text:span text:style-name="T3">start</text:span></text:p>
          </draw:text-box>
        </draw:frame>
        <draw:frame draw:style-name="gr15" draw:text-style-name="P9" draw:layer="layout" svg:width="2.1cm" svg:height="0.683cm" svg:x="0.5cm" svg:y="9.3cm">
          <draw:text-box>
            <text:p text:style-name="P8"><text:span text:style-name="T3">start</text:span></text:p>
          </draw:text-box>
        </draw:frame>
        <draw:line draw:style-name="gr16" draw:text-style-name="P3" draw:layer="layout" svg:x1="6.6cm" svg:y1="14.5cm" svg:x2="7.3cm" svg:y2="13.9cm">
          <text:p/>
        </draw:line>
        <draw:line draw:style-name="gr16" draw:text-style-name="P3" draw:layer="layout" svg:x1="9.8cm" svg:y1="14.4cm" svg:x2="10.5cm" svg:y2="13.8cm">
          <text:p/>
        </draw:line>
        <draw:line draw:style-name="gr16" draw:text-style-name="P3" draw:layer="layout" svg:x1="4.6cm" svg:y1="15.8cm" svg:x2="5.3cm" svg:y2="15.2cm">
          <text:p/>
        </draw:line>
        <draw:line draw:style-name="gr16" draw:text-style-name="P3" draw:layer="layout" svg:x1="11.3cm" svg:y1="15.8cm" svg:x2="12cm" svg:y2="15.2cm">
          <text:p/>
        </draw:line>
        <draw:line draw:style-name="gr16" draw:text-style-name="P3" draw:layer="layout" svg:x1="6cm" svg:y1="10.7cm" svg:x2="6.7cm" svg:y2="10.1cm">
          <text:p/>
        </draw:line>
        <draw:line draw:style-name="gr16" draw:text-style-name="P3" draw:layer="layout" svg:x1="10.4cm" svg:y1="10.7cm" svg:x2="11.1cm" svg:y2="10.1cm">
          <text:p/>
        </draw:line>
        <draw:line draw:style-name="gr16" draw:text-style-name="P3" draw:layer="layout" svg:x1="6.8cm" svg:y1="6.2cm" svg:x2="7.5cm" svg:y2="5.6cm">
          <text:p/>
        </draw:line>
        <draw:line draw:style-name="gr16" draw:text-style-name="P3" draw:layer="layout" svg:x1="9.7cm" svg:y1="6.2cm" svg:x2="10.4cm" svg:y2="5.6cm">
          <text:p/>
        </draw:line>
        <draw:line draw:style-name="gr16" draw:text-style-name="P3" draw:layer="layout" svg:x1="8.1cm" svg:y1="18.1cm" svg:x2="8.8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09:44:43.212000000</meta:creation-date>
    <dc:date>2017-07-06T15:22:16.338000000</dc:date>
    <meta:editing-duration>PT39M59S</meta:editing-duration>
    <meta:editing-cycles>3</meta:editing-cycles>
    <meta:generator>LibreOffice/5.3.3.2$Windows_x86 LibreOffice_project/3d9a8b4b4e538a85e0782bd6c2d430bafe583448</meta:generator>
    <meta:document-statistic meta:object-count="57"/>
  </office:meta>
</office:document-meta>
</file>